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32cm" fo:min-width="3.31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1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432cm" fo:min-width="3.4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432cm" fo:min-width="3.565cm"/>
    </style:style>
    <style:style style:name="gr7" style:family="graphic" style:parent-style-name="standard">
      <style:graphic-properties draw:stroke="none" svg:stroke-color="#000000" draw:fill="none" draw:fill-color="#ffffff" fo:min-height="2.417cm"/>
    </style:style>
    <style:style style:name="gr8" style:family="graphic" style:parent-style-name="standard">
      <style:graphic-properties draw:stroke="none" svg:stroke-color="#000000" draw:fill="none" draw:fill-color="#ffffff" fo:min-height="2.745cm"/>
    </style:style>
    <style:style style:name="gr9" style:family="graphic" style:parent-style-name="standard">
      <style:graphic-properties draw:textarea-horizontal-align="justify" draw:textarea-vertical-align="middle" draw:auto-grow-height="false" fo:min-height="2.749cm" fo:min-width="7.885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7.25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6.993cm"/>
    </style:style>
    <style:style style:name="gr12" style:family="graphic" style:parent-style-name="standard">
      <style:graphic-properties draw:textarea-horizontal-align="justify" draw:textarea-vertical-align="middle" draw:auto-grow-height="false" fo:min-height="1.277cm" fo:min-width="3.90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3.81cm" svg:height="1.905cm" svg:x="14.208cm" svg:y="4.056cm">
          <text:p text:style-name="P1">.init.setup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2" draw:layer="measurelines" svg:width="15.24cm" svg:height="3.215cm" svg:x="19.161cm" svg:y="3.724cm">
          <draw:text-box>
            <text:p>linux kernel cmdline处理函数列表，在linux/init.h中有 __setup_param <text:s/>、__setup 、early_param三个宏来完成定义</text:p>
            <text:p><text:span text:style-name="T1">分为：</text:span>normal(0)、early(1)以及unknow三种</text:p>
          </draw:text-box>
        </draw:frame>
        <draw:custom-shape draw:style-name="gr3" draw:text-style-name="P1" draw:layer="measurelines" svg:width="3.937cm" svg:height="1.905cm" svg:x="14.208cm" svg:y="8.239cm">
          <text:p text:style-name="P1">.taglist.ini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4" draw:text-style-name="P2" draw:layer="measurelines" svg:width="17.306cm" svg:height="3.429cm" svg:x="19.127cm" svg:y="8.366cm">
          <draw:text-box>
            <text:p>atags_parse.c文件中注册了所有种类的tag处理函数并登记在tagtable中,lds.sections[.taglist.init]</text:p>
          </draw:text-box>
        </draw:frame>
        <draw:custom-shape draw:style-name="gr1" draw:text-style-name="P1" draw:layer="measurelines" svg:width="3.81cm" svg:height="1.905cm" svg:x="14.081cm" svg:y="0cm">
          <text:p text:style-name="P1">.init.data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2" draw:layer="measurelines" svg:width="13.716cm" svg:height="3.556cm" svg:x="19.034cm" svg:y="-0.27cm">
          <draw:text-box>
            <text:p>保存全局变量，例如：</text:p>
            <text:p><text:span text:style-name="T1">machine_desc – </text:span>MACHINE_START注册的信息 </text:p>
          </draw:text-box>
        </draw:frame>
        <draw:custom-shape draw:style-name="gr6" draw:text-style-name="P1" draw:layer="measurelines" svg:width="4.064cm" svg:height="1.905cm" svg:x="14.208cm" svg:y="11.922cm">
          <text:p text:style-name="P1">.arch.info.ini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2" draw:layer="measurelines" svg:width="16.256cm" svg:height="2.667cm" svg:x="19.542cm" svg:y="11.668cm">
          <draw:text-box>
            <text:p>宏MACHINE_START(SMDK2410, "SMDK2410")生成，保存在lds.sections[.arch.info.init] ,将所有需要由内核调用的硬件信息处理函数地址都准备好</text:p>
          </draw:text-box>
        </draw:frame>
        <draw:custom-shape draw:style-name="gr6" draw:text-style-name="P1" draw:layer="measurelines" svg:width="4.064cm" svg:height="1.905cm" svg:x="14.208cm" svg:y="15.224cm">
          <text:p text:style-name="P1">.initcall.*.ini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2" draw:layer="measurelines" svg:width="15.29cm" svg:height="2.995cm" svg:x="20cm" svg:y="15.15cm">
          <draw:text-box>
            <text:p>设备模块通过宏arch_initcall、late_initcall等在lds.sections[.initcall(.*).init]中注册好准备被内核调用的初始化函数,具体执行顺序由lds中的配置决定</text:p>
          </draw:text-box>
        </draw:frame>
        <draw:custom-shape draw:style-name="gr9" draw:text-style-name="P1" draw:layer="measurelines" svg:width="8.385cm" svg:height="2.999cm" svg:x="19.92cm" svg:y="19.161cm">
          <text:p text:style-name="P1">设备模块自行注册</text:p>
          <draw:enhanced-geometry svg:viewBox="0 0 21600 21600" draw:mirror-horizontal="false" draw:type="line-callout-2" draw:modifiers="-9148.96255664202 -16452 -3600 4000 -643.93036012401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1" draw:layer="measurelines" svg:width="7.75cm" svg:height="1.27cm" svg:x="21.571cm" svg:y="10.525cm">
          <text:p text:style-name="P1">一个项目仅需要设置一次</text:p>
          <draw:enhanced-geometry svg:viewBox="0 0 21600 21600" draw:mirror-horizontal="false" draw:type="line-callout-2" draw:modifiers="-12732.6022448716 32374.5082612116 -3600 4000 -699.471035995355 9414.9488591660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1" draw:layer="measurelines" svg:width="7.493cm" svg:height="1.27cm" svg:x="-4.207cm" svg:y="-0.016cm">
          <text:p text:style-name="P1">arch/arm/kernel/head.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measurelines" svg:width="7.493cm" svg:height="1.27cm" svg:x="-4.207cm" svg:y="2.397cm">
          <text:p text:style-name="P1">arch/arm/kernel/head-common.S</text:p>
          <draw:enhanced-geometry svg:viewBox="0 0 21600 21600" draw:type="rectangle" draw:enhanced-path="M 0 0 L 21600 0 21600 21600 0 21600 0 0 Z N"/>
        </draw:custom-shape>
        <draw:custom-shape draw:style-name="gr12" draw:text-style-name="P1" xml:id="id1" draw:id="id1" draw:layer="measurelines" svg:width="6.223cm" svg:height="2.159cm" svg:x="-0.397cm" svg:y="4.175cm">
          <text:p text:style-name="P1">__mmap_switch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measurelines" svg:width="7.493cm" svg:height="1.27cm" svg:x="-3.826cm" svg:y="7.604cm">
          <text:p text:style-name="P1">init/main.c</text:p>
          <draw:enhanced-geometry svg:viewBox="0 0 21600 21600" draw:type="rectangle" draw:enhanced-path="M 0 0 L 21600 0 21600 21600 0 21600 0 0 Z N"/>
        </draw:custom-shape>
        <draw:custom-shape draw:style-name="gr12" draw:text-style-name="P1" xml:id="id2" draw:id="id2" draw:layer="measurelines" svg:width="6.223cm" svg:height="2.159cm" svg:x="-0.397cm" svg:y="9.763cm">
          <text:p text:style-name="P1">start_kern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3" draw:layer="measurelines" svg:x1="2.715cm" svg:y1="6.334cm" svg:x2="2.715cm" svg:y2="9.763cm" draw:start-shape="id1" draw:start-glue-point="8" draw:end-shape="id2" draw:end-glue-point="4" svg:d="M2715 6334v3429" svg:viewBox="0 0 1 3430">
          <text:p/>
        </draw:connector>
        <draw:custom-shape draw:style-name="gr12" draw:text-style-name="P1" draw:layer="measurelines" svg:width="6.223cm" svg:height="2.159cm" svg:x="3.921cm" svg:y="12.938cm">
          <text:p text:style-name="P1">setup_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2:56:01.522803698</meta:creation-date>
    <dc:date>2019-01-19T21:26:08.665989498</dc:date>
    <meta:editing-duration>PT7H18M42S</meta:editing-duration>
    <meta:editing-cycles>13</meta:editing-cycles>
    <meta:generator>LibreOffice/6.0.7.3$Linux_X86_64 LibreOffice_project/00m0$Build-3</meta:generator>
    <meta:document-statistic meta:object-count="19"/>
  </office:meta>
</office:document-meta>
</file>